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BATE IN JERUSALEM (15:1-3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BATE IN JERUSALEM (15:1-3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council meeting (15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ports during this council meeting (15:2-5, 7-1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ports during this council meeting (15:2-5, 7-1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-circumcision advocates (15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anti-circumcision advocates (15:2-4, 7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anti-circumcision advocates (15:2-4, 7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and Barnabas's defense (15:2-4, 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eter's defense (15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ames's defense (15:13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ports during this council meeting (15:2-5, 7-18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-circumcision advocates (15: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anti-circumcision advocates (15:2-4, 7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DEBATE IN JERUSALEM (15:1-34):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this council meeting (15:1, 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ports during this council meeting (15:2-5, 7-1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solution from this council (15:19-34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-title-Title-Slide" presentation:presentation-page-layout-name="Master1-PPL1" draw:id="Slide-262">
        <draw:frame draw:id="id95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The resolution from this council (15:19-34)<text:s text:c="1"/></text:span><text:span text:style-name="a523" text:class-names=""/></text:p>
          </draw:text-box>
          <svg:title/>
          <svg:desc/>
        </draw:frame>
        <draw:frame draw:id="id96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The decision (15:19-21):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decision (15:19-21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Eating meat sacrificed to idols (15:20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Engaging in sexual immorality (15:20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Consuming blood (15:20c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ating the meat of strangled animals (15:20d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resolution from this council (15:19-34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ecision (15:19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legates (15:22-3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BATE IN JERUSALEM (15:1-34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ason for this council meeting (15:1, 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ports during this council meeting (15:2-5, 7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solution from this council (15:19-3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ACTS 1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BATE IN JERUSALEM (15:1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ISAGREEMENT IN ANTIOCH (15:35-4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THE DISAGREEMENT IN ANTIOCH (15:35-41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The reason for this disagreement (15:35-38):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son for this disagreement (15:35-38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Barnabas says yes (15:35-37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Paul says no (15:3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DISAGREEMENT IN ANTIOCH (15:35-41):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son for this disagreement (15:35-3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sults of this disagreement (15:39-4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sults of this disagreement (15:39-41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Barnabas and John Mark set sail for Cyprus (15:3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Paul and Silas leave for Asia Minor (15:40-4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ISAGREEMENT IN ANTIOCH (15:35-41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ason for this disagreement (15:35-3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ults of this disagreement (15:39-41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ACTS 15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DEBATE IN JERUSALEM (15:1-3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DISAGREEMENT IN ANTIOCH (15:35-4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5 </dc:title>
    <meta:initial-creator>David STRICKLAND</meta:initial-creator>
    <dc:creator>David STRICKLAND</dc:creator>
    <meta:creation-date>2020-02-23T23:11:06Z</meta:creation-date>
    <dc:date>2020-02-23T23:11:07Z</dc:date>
    <meta:template xlink:href="BibleStudy" xlink:type="simple"/>
    <meta:editing-cycles>1</meta:editing-cycles>
    <meta:editing-duration>PT0S</meta:editing-duration>
    <meta:document-statistic meta:paragraph-count="53" meta:word-count="435"/>
  </office:meta>
</office:document-meta>
</file>